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rializeEnumAsJavaBeanTest_manual.test_fiel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erializeEnumAsJavaBeanTest_manual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erializeEnumAsJavaBeanTest_manual.OrderType( int value , String remar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erializeEnumAsJavaBeanTest_manual.test_serializeEnumAsJava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